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2022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202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2020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2019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2018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2017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2016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2015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2013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2012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2011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2010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2008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0512" calcext:value-type="float">
            <text:p>66.5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2007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8576" calcext:value-type="float">
            <text:p>65.5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200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8648" calcext:value-type="float">
            <text:p>63.8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2004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6624" calcext:value-type="float">
            <text:p>63.66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2004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2002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4896" calcext:value-type="float">
            <text:p>62.79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2002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2001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200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7136" calcext:value-type="float">
            <text:p>61.66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199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1208" calcext:value-type="float">
            <text:p>61.4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1997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3944" calcext:value-type="float">
            <text:p>61.27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1996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1995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1995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1993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1992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1991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1991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9424" calcext:value-type="float">
            <text:p>59.3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199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1988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1988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198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196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" meta:object-count="0"/>
    <meta:user-defined meta:name="AppVersion">3.0</meta:user-defined>
  </office:meta>
</office:document-meta>
</file>